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94f" officeooo:paragraph-rsid="0013b94f"/>
    </style:style>
    <style:style style:name="P2" style:family="paragraph" style:parent-style-name="Standard">
      <style:text-properties officeooo:rsid="0014a7a1" officeooo:paragraph-rsid="0014a7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 for git:-</text:p>
      <text:p text:style-name="P1"/>
      <text:p text:style-name="P2">DAY 1</text:p>
      <text:p text:style-name="P2"/>
      <text:p text:style-name="P2">cd ~</text:p>
      <text:p text:style-name="P2">sudo apt install git</text:p>
      <text:p text:style-name="P2">clear</text:p>
      <text:p text:style-name="P2">Sudo apt install git</text:p>
      <text:p text:style-name="P2">sudo apt install git</text:p>
      <text:p text:style-name="P2">sudo apt update</text:p>
      <text:p text:style-name="P2">sudo apt install git</text:p>
      <text:p text:style-name="P2">sudo apt update</text:p>
      <text:p text:style-name="P2">apt list --upgradable</text:p>
      <text:p text:style-name="P2">sudo apt get update</text:p>
      <text:p text:style-name="P2">cd Documents/</text:p>
      <text:p text:style-name="P2">mkdir techx</text:p>
      <text:p text:style-name="P2">cd techx/</text:p>
      <text:p text:style-name="P2">git init</text:p>
      <text:p text:style-name="P2">git status</text:p>
      <text:p text:style-name="P2">cat &gt; lol.txt</text:p>
      <text:p text:style-name="P2">git status</text:p>
      <text:p text:style-name="P2">git add lol.txt</text:p>
      <text:p text:style-name="P2">git status</text:p>
      <text:p text:style-name="P2">git commit -m "added files"</text:p>
      <text:p text:style-name="P2">git config --global user.email thedonshantanu@yahoo.in</text:p>
      <text:p text:style-name="P2">git config --global user.name 123456ss</text:p>
      <text:p text:style-name="P2">git commit -m "added files"</text:p>
      <text:p text:style-name="P2">vim lol.txt</text:p>
      <text:p text:style-name="P2">vim lolx.txt</text:p>
      <text:p text:style-name="P2">git status</text:p>
      <text:p text:style-name="P2">git add lol.txt</text:p>
      <text:p text:style-name="P2">git status</text:p>
      <text:p text:style-name="P2">git show</text:p>
      <text:p text:style-name="P2">git add lolx.txt </text:p>
      <text:p text:style-name="P2">git show</text:p>
      <text:p text:style-name="P2">git status</text:p>
      <text:p text:style-name="P2">git commit -m "added files"</text:p>
      <text:p text:style-name="P2">git status</text:p>
      <text:p text:style-name="P2">git diff</text:p>
      <text:p text:style-name="P2">vim lol.txt</text:p>
      <text:p text:style-name="P2">git diff</text:p>
      <text:p text:style-name="P2">rm lolx.txt </text:p>
      <text:p text:style-name="P2">git diff</text:p>
      <text:p text:style-name="P2">git status</text:p>
      <text:p text:style-name="P2">git commit</text:p>
      <text:p text:style-name="P2">git delete lolx.txt</text:p>
      <text:p text:style-name="P2">ls</text:p>
      <text:p text:style-name="P2">gs</text:p>
      <text:p text:style-name="P2">git status</text:p>
      <text:p text:style-name="P2">git init</text:p>
      <text:p text:style-name="P2">git status</text:p>
      <text:p text:style-name="P2">git log</text:p>
      <text:p text:style-name="P2"><text:soft-page-break/>git rm lolx.txt</text:p>
      <text:p text:style-name="P2">rm lolx.txt</text:p>
      <text:p text:style-name="P2">git checkout -- <text:s/>lol.txt</text:p>
      <text:p text:style-name="P2">git status</text:p>
      <text:p text:style-name="P2">git reset HEAD lolx.txt</text:p>
      <text:p text:style-name="P2">D</text:p>
      <text:p text:style-name="P2">git reset HEAD lolx.txt</text:p>
      <text:p text:style-name="P2">lolx.txt</text:p>
      <text:p text:style-name="P2">git show</text:p>
      <text:p text:style-name="P2">git remote -v</text:p>
      <text:p text:style-name="P2">git clone https://github.com/SSSSA12345/techX-git.git</text:p>
      <text:p text:style-name="P2">ls</text:p>
      <text:p text:style-name="P2">cd </text:p>
      <text:p text:style-name="P2">cd techX-git</text:p>
      <text:p text:style-name="P2">ls</text:p>
      <text:p text:style-name="P2">cd Documents/</text:p>
      <text:p text:style-name="P2">cd techx/</text:p>
      <text:p text:style-name="P2">ls</text:p>
      <text:p text:style-name="P2">cd techX-git/</text:p>
      <text:p text:style-name="P2">ls</text:p>
      <text:p text:style-name="P2">vim 4-Nov.txt </text:p>
      <text:p text:style-name="P2">git status</text:p>
      <text:p text:style-name="P2">git checkout -- 4-Nov.txt</text:p>
      <text:p text:style-name="P2">git commit</text:p>
      <text:p text:style-name="P2">git fork</text:p>
      <text:p text:style-name="P2">git pull</text:p>
      <text:p text:style-name="P2">git push 4-Nov.txt</text:p>
      <text:p text:style-name="P2">add 4-Nov.txt </text:p>
      <text:p text:style-name="P2">git add 4-Nov.txt </text:p>
      <text:p text:style-name="P2">git status</text:p>
      <text:p text:style-name="P2">git commit</text:p>
      <text:p text:style-name="P2">vim 4-Nov.txt </text:p>
      <text:p text:style-name="P2">git status</text:p>
      <text:p text:style-name="P2">git add 4-Nov.txt </text:p>
      <text:p text:style-name="P2">git status</text:p>
      <text:p text:style-name="P2">git commit</text:p>
      <text:p text:style-name="P2">vim 4-Nov.txt </text:p>
      <text:p text:style-name="P2">git remote add upstream https;//github.com/OSDG-IIITH/techX-git</text:p>
      <text:p text:style-name="P2">git remote add upstream https://github.com/OSDG-IIITH/techX-git</text:p>
      <text:p text:style-name="P2">git status</text:p>
      <text:p text:style-name="P2">git commit -m "jkkug"</text:p>
      <text:p text:style-name="P2">git push origin master</text:p>
      <text:p text:style-name="P2">vim 4-Nov.txt </text:p>
      <text:p text:style-name="P2">git add 4-Nov.txt </text:p>
      <text:p text:style-name="P2">git commit -m "attendance"</text:p>
      <text:p text:style-name="P2">git status</text:p>
      <text:p text:style-name="P2">git log</text:p>
      <text:p text:style-name="P2">git push origin master</text:p>
      <text:p text:style-name="P2">cd</text:p>
      <text:p text:style-name="P2">ls</text:p>
      <text:p text:style-name="P1"/>
      <text:p text:style-name="P1"/>
      <text:p text:style-name="P2"><text:soft-page-break/>DAY 2</text:p>
      <text:p text:style-name="P1"/>
      <text:p text:style-name="P1"><text:s/>1075 <text:s/>cd ~</text:p>
      <text:p text:style-name="P1"><text:s/>1076 <text:s/>sudo apt install git</text:p>
      <text:p text:style-name="P1"><text:s/>1077 <text:s/>clear</text:p>
      <text:p text:style-name="P1"><text:s/>1078 <text:s/>Sudo apt install git</text:p>
      <text:p text:style-name="P1"><text:s/>1079 <text:s/>sudo apt install git</text:p>
      <text:p text:style-name="P1"><text:s/>1080 <text:s/>sudo apt update</text:p>
      <text:p text:style-name="P1"><text:s/>1081 <text:s/>sudo apt install git</text:p>
      <text:p text:style-name="P1"><text:s/>1082 <text:s/>sudo apt update</text:p>
      <text:p text:style-name="P1"><text:s/>1083 <text:s/>apt list --upgradable</text:p>
      <text:p text:style-name="P1"><text:s/>1084 <text:s/>sudo apt get update</text:p>
      <text:p text:style-name="P1"><text:s/>1085 <text:s/>cd Documents/</text:p>
      <text:p text:style-name="P1"><text:s/>1086 <text:s/>mkdir techx</text:p>
      <text:p text:style-name="P1"><text:s/>1087 <text:s/>cd techx/</text:p>
      <text:p text:style-name="P1"><text:s/>1088 <text:s/>git init</text:p>
      <text:p text:style-name="P1"><text:s/>1089 <text:s/>git status</text:p>
      <text:p text:style-name="P1"><text:s/>1090 <text:s/>cat &gt; lol.txt</text:p>
      <text:p text:style-name="P1"><text:s/>1091 <text:s/>git status</text:p>
      <text:p text:style-name="P1"><text:s/>1092 <text:s/>git add lol.txt</text:p>
      <text:p text:style-name="P1"><text:s/>1093 <text:s/>git status</text:p>
      <text:p text:style-name="P1"><text:s/>1094 <text:s/>git commit -m "added files"</text:p>
      <text:p text:style-name="P1"><text:s/>1095 <text:s/>git config --global user.email thedonshantanu@yahoo.in</text:p>
      <text:p text:style-name="P1"><text:s/>1096 <text:s/>git config --global user.name 123456ss</text:p>
      <text:p text:style-name="P1"><text:s/>1097 <text:s/>git commit -m "added files"</text:p>
      <text:p text:style-name="P1"><text:s/>1098 <text:s/>vim lol.txt</text:p>
      <text:p text:style-name="P1"><text:s/>1099 <text:s/>vim lolx.txt</text:p>
      <text:p text:style-name="P1"><text:s/>1100 <text:s/>git status</text:p>
      <text:p text:style-name="P1"><text:s/>1101 <text:s/>git add lol.txt</text:p>
      <text:p text:style-name="P1"><text:s/>1102 <text:s/>git status</text:p>
      <text:p text:style-name="P1"><text:s/>1103 <text:s/>git show</text:p>
      <text:p text:style-name="P1"><text:s/>1104 <text:s/>git add lolx.txt </text:p>
      <text:p text:style-name="P1"><text:s/>1105 <text:s/>git show</text:p>
      <text:p text:style-name="P1"><text:s/>1106 <text:s/>git status</text:p>
      <text:p text:style-name="P1"><text:s/>1107 <text:s/>git commit -m "added files"</text:p>
      <text:p text:style-name="P1"><text:s/>1108 <text:s/>git status</text:p>
      <text:p text:style-name="P1"><text:s/>1109 <text:s/>git diff</text:p>
      <text:p text:style-name="P1"><text:s/>1110 <text:s/>vim lol.txt</text:p>
      <text:p text:style-name="P1"><text:s/>1111 <text:s/>git diff</text:p>
      <text:p text:style-name="P1"><text:s/>1112 <text:s/>rm lolx.txt </text:p>
      <text:p text:style-name="P1"><text:s/>1113 <text:s/>git diff</text:p>
      <text:p text:style-name="P1"><text:s/>1114 <text:s/>git status</text:p>
      <text:p text:style-name="P1"><text:s/>1115 <text:s/>git commit</text:p>
      <text:p text:style-name="P1"><text:s/>1116 <text:s/>git delete lolx.txt</text:p>
      <text:p text:style-name="P1"><text:s/>1117 <text:s/>ls</text:p>
      <text:p text:style-name="P1"><text:s/>1118 <text:s/>gs</text:p>
      <text:p text:style-name="P1"><text:s/>1119 <text:s/>git status</text:p>
      <text:p text:style-name="P1"><text:s/>1120 <text:s/>git init</text:p>
      <text:p text:style-name="P1"><text:s/>1121 <text:s/>git status</text:p>
      <text:p text:style-name="P1"><text:s/>1122 <text:s/>git log</text:p>
      <text:p text:style-name="P1"><text:s/>1123 <text:s/>git rm lolx.txt</text:p>
      <text:p text:style-name="P1"><text:s/>1124 <text:s/>rm lolx.txt</text:p>
      <text:p text:style-name="P1"><text:soft-page-break/><text:s/>1125 <text:s/>git checkout -- <text:s/>lol.txt</text:p>
      <text:p text:style-name="P1"><text:s/>1126 <text:s/>git status</text:p>
      <text:p text:style-name="P1"><text:s/>1127 <text:s/>git reset HEAD lolx.txt</text:p>
      <text:p text:style-name="P1"><text:s/>1128 <text:s/>D</text:p>
      <text:p text:style-name="P1"><text:s/>1129 <text:s/>git reset HEAD lolx.txt</text:p>
      <text:p text:style-name="P1"><text:s/>1130 <text:s/>lolx.txt</text:p>
      <text:p text:style-name="P1"><text:s/>1131 <text:s/>git show</text:p>
      <text:p text:style-name="P1"><text:s/>1132 <text:s/>git remote -v</text:p>
      <text:p text:style-name="P1"><text:s/>1133 <text:s/>git clone <text:a xlink:type="simple" xlink:href="https://github.com/SSSSA12345/techX-git.git" text:style-name="Internet_20_link" text:visited-style-name="Visited_20_Internet_20_Link">https://github.com/SSSSA12345/techX-git.git</text:a></text:p>
      <text:p text:style-name="P1"/>
      <text:p text:style-name="P1"/>
      <text:p text:style-name="P1">others things in techx meet</text:p>
      <text:p text:style-name="P1"/>
      <text:p text:style-name="P1"><text:tab/>ssh shantanu.agrawal@students.iiit.ac.in</text:p>
      <text:p text:style-name="P1"><text:tab/>sudo openvpn --config ~/Downloads/ubuntu.ovpn </text:p>
      <text:p text:style-name="P1"><text:tab/>!</text:p>
      <text:p text:style-name="P1"/>
      <text:p text:style-name="P1"/>
      <text:p text:style-name="P1">things for ctf thing</text:p>
      <text:p text:style-name="P1"/>
      <text:p text:style-name="P1"><text:tab/>vim .bash_history </text:p>
      <text:p text:style-name="P1"><text:tab/>vim .bash_logout </text:p>
      <text:p text:style-name="P1"><text:tab/>vim .dmrc </text:p>
      <text:p text:style-name="P1"><text:tab/>vim examples.desktop </text:p>
      <text:p text:style-name="P1"><text:tab/>vim H.c </text:p>
      <text:p text:style-name="P1"><text:tab/>mv H.c tocheckagain**.c</text:p>
      <text:p text:style-name="P1"><text:tab/>vim .ICEauthority </text:p>
      <text:p text:style-name="P1"><text:tab/>vim .profile </text:p>
      <text:p text:style-name="P1"><text:tab/>vim .sudo_as_admin_successful </text:p>
      <text:p text:style-name="P1"><text:tab/>vim .viminfo </text:p>
      <text:p text:style-name="P1"><text:tab/>cp</text:p>
      <text:p text:style-name="P1"><text:tab/>vim .bashrc</text:p>
      <text:p text:style-name="P1"><text:tab/>cp .bashrc .bash*rc.c</text:p>
      <text:p text:style-name="P1"><text:tab/>ls</text:p>
      <text:p text:style-name="P1"><text:tab/>ll</text:p>
      <text:p text:style-name="P1"><text:tab/>vim .Xauthority </text:p>
      <text:p text:style-name="P1"><text:tab/>vim .xsession-errors </text:p>
      <text:p text:style-name="P1"><text:tab/>vim .xsession-errors.old </text:p>
      <text:p text:style-name="P1"><text:tab/>cl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3:24:40.390429180</meta:creation-date>
    <dc:date>2019-01-14T05:30:42.652154925</dc:date>
    <meta:editing-duration>PT1H27M45S</meta:editing-duration>
    <meta:editing-cycles>1</meta:editing-cycles>
    <meta:document-statistic meta:table-count="0" meta:image-count="0" meta:object-count="0" meta:page-count="4" meta:paragraph-count="184" meta:word-count="526" meta:character-count="3144" meta:non-whitespace-character-count="2641"/>
    <meta:generator>LibreOffice/5.1.6.2$Linux_X86_64 LibreOffice_project/10m0$Build-2</meta:generator>
  </office:meta>
</office:document-meta>
</file>